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8506" officeooo:paragraph-rsid="000b85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web@JLP-04:~$ /opt/lampp/bin/mysql -u root -p</text:p>
      <text:p text:style-name="P1">Enter password: </text:p>
      <text:p text:style-name="P1">Welcome to the MariaDB monitor. <text:s/>Commands end with ; or \g.</text:p>
      <text:p text:style-name="P1">Your MariaDB connection id is 810</text:p>
      <text:p text:style-name="P1">Server version: 10.4.21-MariaDB Source distribution</text:p>
      <text:p text:style-name="P1"/>
      <text:p text:style-name="P1">Copyright (c) 2000, 2018, Oracle, MariaDB Corporation Ab and others.</text:p>
      <text:p text:style-name="P1"/>
      <text:p text:style-name="P1">Type 'help;' or '\h' for help. Type '\c' to clear the current input statement.</text:p>
      <text:p text:style-name="P1"/>
      <text:p text:style-name="P1">MariaDB [(none)]&gt; show databases ;</text:p>
      <text:p text:style-name="P1">+--------------------+</text:p>
      <text:p text:style-name="P1">| Database <text:s text:c="10"/>|</text:p>
      <text:p text:style-name="P1">+--------------------+</text:p>
      <text:p text:style-name="P1">| abc <text:s text:c="15"/>|</text:p>
      <text:p text:style-name="P1">| aditya <text:s text:c="12"/>|</text:p>
      <text:p text:style-name="P1">| ecommerce <text:s text:c="9"/>|</text:p>
      <text:p text:style-name="P1">| emp <text:s text:c="15"/>|</text:p>
      <text:p text:style-name="P1">| information_schema |</text:p>
      <text:p text:style-name="P1">| mysql <text:s text:c="13"/>|</text:p>
      <text:p text:style-name="P1">| performance_schema |</text:p>
      <text:p text:style-name="P1">| phpmyadmin <text:s text:c="8"/>|</text:p>
      <text:p text:style-name="P1">| student <text:s text:c="11"/>|</text:p>
      <text:p text:style-name="P1">| student1 <text:s text:c="10"/>|</text:p>
      <text:p text:style-name="P1">| test <text:s text:c="14"/>|</text:p>
      <text:p text:style-name="P1">| test1 <text:s text:c="13"/>|</text:p>
      <text:p text:style-name="P1">| test2 <text:s text:c="13"/>|</text:p>
      <text:p text:style-name="P1">| xyz <text:s text:c="15"/>|</text:p>
      <text:p text:style-name="P1">+--------------------+</text:p>
      <text:p text:style-name="P1">14 rows in set (0.001 sec)</text:p>
      <text:p text:style-name="P1"/>
      <text:p text:style-name="P1">MariaDB [(none)]&gt; use abc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abc]&gt; show tables;</text:p>
      <text:p text:style-name="P1">+---------------+</text:p>
      <text:p text:style-name="P1">| Tables_in_abc |</text:p>
      <text:p text:style-name="P1">+---------------+</text:p>
      <text:p text:style-name="P1">| student <text:s text:c="6"/>|</text:p>
      <text:p text:style-name="P1">+---------------+</text:p>
      <text:p text:style-name="P1">1 row in set (0.000 sec)</text:p>
      <text:p text:style-name="P1"/>
      <text:p text:style-name="P1">MariaDB [abc]&gt; select * from student ;</text:p>
      <text:p text:style-name="P1">+------+--------+------------+-----------+--------+-----------+</text:p>
      <text:p text:style-name="P1">| id <text:s text:c="2"/>| name <text:s text:c="2"/>| birth_name | phone_no <text:s/>| gender | address <text:s text:c="2"/>|</text:p>
      <text:p text:style-name="P1">+------+--------+------------+-----------+--------+-----------+</text:p>
      <text:p text:style-name="P1">| <text:s text:c="3"/>1 | amit <text:s text:c="2"/>| 1990-07-17 | <text:s/>12345678 | male <text:s text:c="2"/>| rampur <text:s text:c="3"/>|</text:p>
      <text:p text:style-name="P1">| <text:s text:c="3"/>2 | sumit <text:s/>| 1990-06-10 | 123454647 | male <text:s text:c="2"/>| ramnagar <text:s/>|</text:p>
      <text:p text:style-name="P1">| <text:s text:c="3"/>3 | aditi <text:s/>| 1989-06-19 | <text:s/>12345567 | female | sitapura <text:s/>|</text:p>
      <text:p text:style-name="P1">| <text:s text:c="3"/>4 | nidhi <text:s/>| 1999-09-10 | <text:s/>12345567 | female | padranuna |</text:p>
      <text:p text:style-name="P1"><text:soft-page-break/>| <text:s text:c="3"/>5 | priya <text:s/>| 1995-09-10 | <text:s text:c="2"/>1345567 | female | jaipur <text:s text:c="3"/>|</text:p>
      <text:p text:style-name="P1">| <text:s text:c="3"/>6 | mukesh | 1990-06-19 | 983909389 | male <text:s text:c="2"/>| u.p <text:s text:c="6"/>|</text:p>
      <text:p text:style-name="P1">+------+--------+------------+-----------+--------+-----------+</text:p>
      <text:p text:style-name="P1">6 rows in set (0.000 sec)</text:p>
      <text:p text:style-name="P1"/>
      <text:p text:style-name="P1">MariaDB [abc]&gt; delimiter $$</text:p>
      <text:p text:style-name="P1">MariaDB [abc]&gt; create function daily_wages(wage decimal(10,2))</text:p>
      <text:p text:style-name="P1"><text:s text:c="4"/>-&gt; return decimal(10,2)</text:p>
      <text:p text:style-name="P1"><text:s text:c="4"/>-&gt; deterministic</text:p>
      <text:p text:style-name="P1"><text:s text:c="4"/>-&gt; begin</text:p>
      <text:p text:style-name="P1"><text:s text:c="4"/>-&gt; declare daily_wage decimal(10,2);</text:p>
      <text:p text:style-name="P1"><text:s text:c="4"/>-&gt; set daily_wage decimal(10,2);</text:p>
      <text:p text:style-name="P1"><text:s text:c="4"/>-&gt; set daily_wage = wage*8;</text:p>
      <text:p text:style-name="P1"><text:s text:c="4"/>-&gt; return (daily_wage);</text:p>
      <text:p text:style-name="P1"><text:s text:c="4"/>-&gt; end$$</text:p>
      <text:p text:style-name="P1">ERROR 1064 (42000): You have an error in your SQL syntax; check the manual that corresponds to your MariaDB server version for the right syntax to use near 'return decimal(10,2)</text:p>
      <text:p text:style-name="P1">deterministic</text:p>
      <text:p text:style-name="P1">begin</text:p>
      <text:p text:style-name="P1">declare daily_wage decimal(10,2);</text:p>
      <text:p text:style-name="P1">se...' at line 2</text:p>
      <text:p text:style-name="P1">MariaDB [abc]&gt; DELIMITER $$ <text:s/></text:p>
      <text:p text:style-name="P1">MariaDB [abc]&gt; CREATE FUNCTION Daily_Wages(wage decimal(10,2) )</text:p>
      <text:p text:style-name="P1"><text:s text:c="4"/>-&gt; returns decimal(10,2)</text:p>
      <text:p text:style-name="P1"><text:s text:c="4"/>-&gt; DETERMINISTIC <text:s/></text:p>
      <text:p text:style-name="P1"><text:s text:c="4"/>-&gt; BEGIN </text:p>
      <text:p text:style-name="P1"><text:s text:c="4"/>-&gt; <text:s text:c="3"/>DECLARE daily_wage decimal(10,2); <text:s/></text:p>
      <text:p text:style-name="P1"><text:s text:c="4"/>-&gt; <text:s text:c="3"/>Set daily_wage = wage*8;</text:p>
      <text:p text:style-name="P1"><text:s text:c="4"/>-&gt; return (daily_wage);</text:p>
      <text:p text:style-name="P1"><text:s text:c="4"/>-&gt; END$$ <text:s/></text:p>
      <text:p text:style-name="P1">ERROR 1304 (42000): FUNCTION Daily_Wages already exists</text:p>
      <text:p text:style-name="P1">MariaDB [abc]&gt; DELIMITER ; </text:p>
      <text:p text:style-name="P1">MariaDB [abc]&gt; Select Daily_Wages(50);</text:p>
      <text:p text:style-name="P1">ERROR 1054 (42S22): Unknown column 'wage' in 'field list'</text:p>
      <text:p text:style-name="P1">MariaDB [abc]&gt; DELIMITER $$ <text:s/></text:p>
      <text:p text:style-name="P1">MariaDB [abc]&gt; CREATE FUNCTION Daily_Wages(wage decimal(10,2) )</text:p>
      <text:p text:style-name="P1"><text:s text:c="4"/>-&gt; returns decimal(10,2)</text:p>
      <text:p text:style-name="P1"><text:s text:c="4"/>-&gt; DETERMINISTIC <text:s/></text:p>
      <text:p text:style-name="P1"><text:s text:c="4"/>-&gt; BEGIN </text:p>
      <text:p text:style-name="P1"><text:s text:c="4"/>-&gt; <text:s text:c="3"/>DECLARE daily_wage decimal(10,2); <text:s/></text:p>
      <text:p text:style-name="P1"><text:s text:c="4"/>-&gt; <text:s text:c="3"/>Set daily_wage = wage*8;</text:p>
      <text:p text:style-name="P1"><text:s text:c="4"/>-&gt; return (daily_wage);</text:p>
      <text:p text:style-name="P1"><text:s text:c="4"/>-&gt; END$$ <text:s/></text:p>
      <text:p text:style-name="P1">Query OK, 0 rows affected (0.003 sec)</text:p>
      <text:p text:style-name="P1"/>
      <text:p text:style-name="P1">MariaDB [abc]&gt; DELIMITER ; </text:p>
      <text:p text:style-name="P1">MariaDB [abc]&gt; Select Daily_Wages(50) </text:p>
      <text:p text:style-name="P1"><text:s text:c="4"/>-&gt; ;</text:p>
      <text:p text:style-name="P1">+-----------------+</text:p>
      <text:p text:style-name="P1">| Daily_Wages(50) |</text:p>
      <text:p text:style-name="P1">+-----------------+</text:p>
      <text:p text:style-name="P1">| <text:s text:c="9"/>400.00 |</text:p>
      <text:p text:style-name="P1"><text:soft-page-break/>+-----------------+</text:p>
      <text:p text:style-name="P1">1 row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50:41.865916034</meta:creation-date>
    <dc:date>2021-11-16T18:51:19.004287909</dc:date>
    <meta:editing-duration>PT37S</meta:editing-duration>
    <meta:editing-cycles>1</meta:editing-cycles>
    <meta:document-statistic meta:table-count="0" meta:image-count="0" meta:object-count="0" meta:page-count="3" meta:paragraph-count="97" meta:word-count="488" meta:character-count="3302" meta:non-whitespace-character-count="2582"/>
    <meta:generator>LibreOffice/6.0.7.3$Linux_X86_64 LibreOffice_project/00m0$Build-3</meta:generator>
  </office:meta>
</office:document-meta>
</file>